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4_19-19-50_000.jpg</text:p>
          </table:table-cell>
          <table:table-cell table:style-name="ce25" office:value-type="string">
            <text:p>:m :? 1*1 / math / geometry / topics=正方形：円弧で分割,id=AYYO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2]=&quot;&quot;;[.C2];CONCATENATE([.C2];&quot; / &quot;;[.E2]))" office:value-type="string" office:string-value=":m :? 1*1 / math / geometry / topics=正方形：円弧で分割,id=AYYO">
            <text:p>:m :? 1*1 / math / geometry / topics=正方形：円弧で分割,id=AYY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04_19-20-20_000.jpg</text:p>
          </table:table-cell>
          <table:table-cell table:style-name="ce25" office:value-type="string">
            <text:p>:m music / 篠笛,shinobue / japanese-flute / content=書き出し、楽譜,for=~</text:p>
          </table:table-cell>
          <table:table-cell table:style-name="ce4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3]=&quot;&quot;;[.C3];CONCATENATE([.C3];&quot; / &quot;;[.E3]))" office:value-type="string" office:string-value=":m music / 篠笛,shinobue / japanese-flute / content=書き出し、楽譜,for=~">
            <text:p>:m music / 篠笛,shinobue / japanese-flute / content=書き出し、楽譜,fo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4_20-48-53_000.jpg</text:p>
          </table:table-cell>
          <table:table-cell table:style-name="ce25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1-01-05_00-29-40_000.jpg</text:p>
          </table:table-cell>
          <table:table-cell table:style-name="ce25" office:value-type="string">
            <text:p>:m RES 1*1 / free# JVEMV6 68#_12(T.8.1_2) / 68. theoretical-physics(tp) / A.1. mathematics / topics=定規とコンパス；,other=~;think~ / N~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5]=&quot;&quot;;[.C5];CONCATENATE([.C5];&quot; / &quot;;[.E5]))" office:value-type="string" office:string-value=":m RES 1*1 / free# JVEMV6 68#_12(T.8.1_2) / 68. theoretical-physics(tp) / A.1. mathematics / topics=定規とコンパス；,other=~;think~ / N~">
            <text:p>:m RES 1*1 / free# JVEMV6 68#_12(T.8.1_2) / 68. theoretical-physics(tp) / A.1. mathematics / topics=定規とコンパス；,other=~;think~ / N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05_02-00-53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05_05-14-30_000.jpg</text:p>
          </table:table-cell>
          <table:table-cell table:style-name="ce19" office:value-type="string">
            <text:p>:m :PHOTO 起きた時刻（夜中） / </text:p>
          </table:table-cell>
          <table:table-cell table:style-name="ce16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4" table:formula="of:=IF([.E7]=&quot;&quot;;[.C7];CONCATENATE([.C7];&quot; / &quot;;[.E7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5_07-51-15_000.jpg</text:p>
          </table:table-cell>
          <table:table-cell table:style-name="ce16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1-01-05_09-51-44_000.jpg</text:p>
          </table:table-cell>
          <table:table-cell table:style-name="ce19" office:value-type="string">
            <text:p>:m :th / 母親から、おそらく、父親から、愛をもらうことができず ||| :m :? 1*1 / math / area=algebraic-geometry / topics=点の座標を、１つの直線に直す,id=WSY0 / content=solving / N~ ||| :tome/ (J*) / 思想が大事だ：七平さんの著書、読もう</text:p>
          </table:table-cell>
          <table:table-cell table:style-name="ce17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9]=&quot;&quot;;[.C9];CONCATENATE([.C9];&quot; / &quot;;[.E9]))" office:value-type="string" office:string-value=":m :th / 母親から、おそらく、父親から、愛をもらうことができず ||| :m :? 1*1 / math / area=algebraic-geometry / topics=点の座標を、１つの直線に直す,id=WSY0 / content=solving / N~ ||| :tome/ (J*) / 思想が大事だ：七平さんの著書、読もう">
            <text:p>:m :th / 母親から、おそらく、父親から、愛をもらうことができず ||| :m :? 1*1 / math / area=algebraic-geometry / topics=点の座標を、１つの直線に直す,id=WSY0 / content=solving / N~ ||| :tome/ (J*) / 思想が大事だ：七平さんの著書、読もう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1-01-05_09-52-25_000.jpg</text:p>
          </table:table-cell>
          <table:table-cell table:style-name="ce16" office:value-type="string">
            <text:p>:m :? 1*1 / math / geometry / topics=２つの円；中心点を結んだ線,id=XDMQ-1;XDMQ-2 / content=solving / N+:id=XDMQ--2</text:p>
          </table:table-cell>
          <table:table-cell table:style-name="ce17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4" table:formula="of:=IF([.E10]=&quot;&quot;;[.C10];CONCATENATE([.C10];&quot; / &quot;;[.E10]))" office:value-type="string" office:string-value=":m :? 1*1 / math / geometry / topics=２つの円；中心点を結んだ線,id=XDMQ-1;XDMQ-2 / content=solving / N+:id=XDMQ--2">
            <text:p>:m :? 1*1 / math / geometry / topics=２つの円；中心点を結んだ線,id=XDMQ-1;XDMQ-2 / content=solving / N+:id=XDMQ-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2021-01-05_09-52-55_000.jpg</text:p>
          </table:table-cell>
          <table:table-cell table:style-name="ce16" office:value-type="string">
            <text:p>:m :? 1*1 / math / algebraic-geometry / topics=円周上の座標：２つの座標要素の合計が描くグラフ,id=69S1 / content=solving,other=maxima+;sheet+ / N:comp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11]=&quot;&quot;;[.C11];CONCATENATE([.C11];&quot; / &quot;;[.E11]))" office:value-type="string" office:string-value=":m :? 1*1 / math / algebraic-geometry / topics=円周上の座標：２つの座標要素の合計が描くグラフ,id=69S1 / content=solving,other=maxima+;sheet+ / N:comp">
            <text:p>:m :? 1*1 / math / algebraic-geometry / topics=円周上の座標：２つの座標要素の合計が描くグラフ,id=69S1 / content=solving,other=maxima+;sheet+ / N:com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2021/01/05</text:date>, <text:time>17:20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05T17:20:47.17</dc:date>
    <dc:creator>iwabuchi ken</dc:creator>
    <meta:editing-duration>P30DT4H38M39S</meta:editing-duration>
    <meta:editing-cycles>11183</meta:editing-cycles>
    <meta:document-statistic meta:table-count="1" meta:cell-count="447" meta:object-count="0"/>
  </office:meta>
</office:document-meta>
</file>